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2.0pt" fo:color="#a9b7c6" fo:background-color="#2b2b2b"/>
    </style:style>
    <style:style style:name="T1" style:family="text">
      <style:text-properties fo:color="#808080"/>
    </style:style>
    <style:style style:name="T2" style:family="text">
      <style:text-properties fo:font-weight="bold" fo:font-weight-asian="bold" fo:font-weight-complex="bold" fo:color="#cc7832"/>
    </style:style>
    <style:style style:name="T3" style:family="text">
      <style:text-properties fo:color="#cc7832"/>
    </style:style>
    <style:style style:name="T4" style:family="text">
      <style:text-properties fo:font-weight="bold" fo:font-weight-asian="bold" fo:font-weight-complex="bold"/>
    </style:style>
    <style:style style:name="T5" style:family="text">
      <style:text-properties fo:color="#b200b2"/>
    </style:style>
    <style:style style:name="T6" style:family="text">
      <style:text-properties fo:color="#94558d"/>
    </style:style>
    <style:style style:name="T7" style:family="text">
      <style:text-properties fo:color="#aa4926"/>
    </style:style>
    <style:style style:name="T8" style:family="text">
      <style:text-properties fo:color="#a5c261"/>
    </style:style>
    <style:style style:name="T9" style:family="text">
      <style:text-properties fo:color="#6897bb"/>
    </style:style>
    <style:style style:name="T10" style:family="text">
      <style:text-properties fo:font-style="italic" fo:font-style-asian="italic" fo:font-style-complex="italic" fo:color="#629755"/>
    </style:style>
    <style:style style:name="T11" style:family="text">
      <style:text-properties fo:color="#8888c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# HINT : FOR 2-D SHAPES PLEASE CHOOSE BOTH FILL AND BORDER COLOR FOR EXAMPLE: OVAL RECTANGLE<text:line-break/># HINT : FOR 1-D SHAPES CHOOSE JUST FILL COLOR ENOUGH<text:line-break/><text:line-break/></text:span><text:span text:style-name="T2">from </text:span>Tkinter <text:span text:style-name="T2">import </text:span>*<text:line-break/><text:span text:style-name="T2">from </text:span>PIL <text:span text:style-name="T2">import </text:span>Image<text:span text:style-name="T3">, </text:span>ImageTk<text:line-break/><text:span text:style-name="T2">from </text:span>tkColorChooser <text:span text:style-name="T2">import </text:span>askcolor<text:line-break/><text:span text:style-name="T2">import </text:span>time<text:line-break/><text:line-break/><text:span text:style-name="T2">class </text:span><text:span text:style-name="T4">MyPaint</text:span>(Frame):<text:line-break/><text:line-break/><text:s text:c="4"/><text:span text:style-name="T2">def </text:span><text:span text:style-name="T5">__init__</text:span>(<text:span text:style-name="T6">self</text:span><text:span text:style-name="T3">, </text:span>root):<text:line-break/><text:line-break/><text:s text:c="8"/>Frame.<text:span text:style-name="T5">__init__</text:span>(<text:span text:style-name="T6">self</text:span><text:span text:style-name="T3">, </text:span>root)<text:line-break/><text:s text:c="8"/><text:span text:style-name="T6">self</text:span>.root = root<text:line-break/><text:s text:c="8"/><text:span text:style-name="T6">self</text:span>.widgets()<text:line-break/><text:s text:c="8"/><text:span text:style-name="T6">self</text:span>.geometricDesign()<text:line-break/><text:line-break/><text:line-break/><text:line-break/><text:s text:c="4"/><text:span text:style-name="T2">def </text:span><text:span text:style-name="T4">widgets</text:span>(<text:span text:style-name="T6">self</text:span>):<text:line-break/><text:line-break/><text:s text:c="8"/><text:span text:style-name="T6">self</text:span>.frame1 = Frame(<text:span text:style-name="T6">self</text:span>.root)<text:line-break/><text:s text:c="8"/><text:span text:style-name="T6">self</text:span>.frame2 = Frame(<text:span text:style-name="T6">self</text:span>.root)<text:line-break/><text:s text:c="8"/><text:span text:style-name="T6">self</text:span>.frame3 = Frame(<text:span text:style-name="T6">self</text:span>.root)<text:line-break/><text:s text:c="8"/><text:span text:style-name="T6">self</text:span>.title = Label(<text:span text:style-name="T6">self</text:span>.frame1<text:span text:style-name="T3">, </text:span><text:span text:style-name="T7">text</text:span>=<text:span text:style-name="T8">"My Paint"</text:span><text:span text:style-name="T3">, </text:span><text:span text:style-name="T7">font</text:span>=<text:span text:style-name="T8">"times 15 bold "</text:span><text:span text:style-name="T3">,<text:line-break/><text:s text:c="27"/></text:span><text:span text:style-name="T7">bg</text:span>=<text:span text:style-name="T8">"orange"</text:span><text:span text:style-name="T3">, </text:span><text:span text:style-name="T7">fg</text:span>=<text:span text:style-name="T8">"white"</text:span><text:span text:style-name="T3">, </text:span><text:span text:style-name="T7">width</text:span>=<text:span text:style-name="T9">80</text:span><text:span text:style-name="T3">,</text:span><text:span text:style-name="T7">height</text:span>=<text:span text:style-name="T9">2</text:span>)<text:line-break/><text:line-break/><text:s text:c="8"/>image = Image.open(<text:span text:style-name="T8">"rectangle.png"</text:span>)<text:line-break/><text:s text:c="8"/>photo = ImageTk.PhotoImage(image)<text:line-break/><text:s text:c="8"/><text:span text:style-name="T6">self</text:span>.rectangle = Button(<text:span text:style-name="T6">self</text:span>.frame1<text:span text:style-name="T3">, </text:span><text:span text:style-name="T7">image</text:span>=photo<text:span text:style-name="T3">, </text:span><text:span text:style-name="T7">command</text:span>=<text:span text:style-name="T6">self</text:span>.drawRec)<text:line-break/><text:s text:c="8"/><text:span text:style-name="T6">self</text:span>.rectangle.image = photo<text:line-break/><text:line-break/><text:s text:c="8"/>image = Image.open(<text:span text:style-name="T8">"oval.png"</text:span>)<text:line-break/><text:s text:c="8"/>photo = ImageTk.PhotoImage(image)<text:line-break/><text:s text:c="8"/><text:span text:style-name="T6">self</text:span>.oval= Button(<text:span text:style-name="T6">self</text:span>.frame1<text:span text:style-name="T3">, </text:span><text:span text:style-name="T7">image</text:span>=photo<text:span text:style-name="T3">, </text:span><text:span text:style-name="T7">command</text:span>=<text:span text:style-name="T6">self</text:span>.drawOval)<text:line-break/><text:s text:c="8"/><text:span text:style-name="T6">self</text:span>.oval.image = photo <text:span text:style-name="T1"># keep a reference<text:line-break/><text:line-break/><text:s text:c="8"/></text:span>image = Image.open(<text:span text:style-name="T8">"line.png"</text:span>)<text:line-break/><text:s text:c="8"/>photo = ImageTk.PhotoImage(image)<text:line-break/><text:s text:c="8"/><text:span text:style-name="T6">self</text:span>.line= Button(<text:span text:style-name="T6">self</text:span>.frame1<text:span text:style-name="T3">, </text:span><text:span text:style-name="T7">image</text:span>=photo<text:span text:style-name="T3">, </text:span><text:span text:style-name="T7">command</text:span>=<text:span text:style-name="T6">self</text:span>.drawLine)<text:line-break/><text:s text:c="8"/><text:span text:style-name="T6">self</text:span>.line.image = photo<text:line-break/><text:line-break/><text:s text:c="8"/>image = Image.open(<text:span text:style-name="T8">"drag.png"</text:span>)<text:line-break/><text:s text:c="8"/>photo = ImageTk.PhotoImage(image)<text:line-break/><text:s text:c="8"/><text:span text:style-name="T6">self</text:span>.move= Button(<text:span text:style-name="T6">self</text:span>.frame1<text:span text:style-name="T3">, </text:span><text:span text:style-name="T7">image</text:span>=photo<text:span text:style-name="T3">, </text:span><text:span text:style-name="T7">command</text:span>=<text:span text:style-name="T6">self</text:span>.mover)<text:line-break/><text:s text:c="8"/><text:span text:style-name="T6">self</text:span>.move.image = photo<text:line-break/><text:line-break/><text:s text:c="8"/>image = Image.open(<text:span text:style-name="T8">"eraser.png"</text:span>)<text:line-break/><text:s text:c="8"/>photo = ImageTk.PhotoImage(image)<text:line-break/><text:s text:c="8"/><text:span text:style-name="T6">self</text:span>.eraser= Button(<text:span text:style-name="T6">self</text:span>.frame1<text:span text:style-name="T3">, </text:span><text:span text:style-name="T7">image</text:span>=photo<text:span text:style-name="T3">, </text:span><text:span text:style-name="T7">command</text:span>=<text:span text:style-name="T6">self</text:span>.cleaner)<text:line-break/><text:s text:c="8"/><text:span text:style-name="T6">self</text:span>.eraser.image = photo<text:line-break/><text:line-break/><text:s text:c="8"/><text:span text:style-name="T6">self</text:span>.fillColor= Label(<text:span text:style-name="T6">self</text:span>.frame1<text:span text:style-name="T3">, </text:span><text:span text:style-name="T7">bg</text:span>=<text:span text:style-name="T8">'green'</text:span><text:span text:style-name="T3">, </text:span><text:span text:style-name="T7">text</text:span>=<text:span text:style-name="T8">'Fill Color:'</text:span>)<text:line-break/><text:s text:c="8"/><text:span text:style-name="T6">self</text:span>.fillColor_b= Button(<text:span text:style-name="T6">self</text:span>.frame1<text:span text:style-name="T3">, </text:span><text:span text:style-name="T7">command</text:span>=<text:span text:style-name="T6">self</text:span>.getfillColor<text:span text:style-name="T3">, </text:span><text:span text:style-name="T7">bg</text:span>=<text:span text:style-name="T8">'green'</text:span>)<text:line-break/><text:line-break/><text:s text:c="8"/><text:span text:style-name="T6">self</text:span>.borderColor= Label(<text:span text:style-name="T6">self</text:span>.frame1<text:span text:style-name="T3">, </text:span><text:span text:style-name="T7">bg</text:span>=<text:span text:style-name="T8">'#187023'</text:span><text:span text:style-name="T3">, </text:span><text:span text:style-name="T7">text</text:span>=<text:span text:style-name="T8">'Border Color'</text:span>)<text:line-break/><text:s text:c="8"/><text:span text:style-name="T6">self</text:span>.borderColor_b= Button(<text:span text:style-name="T6">self</text:span>.frame1<text:span text:style-name="T3">, </text:span><text:span text:style-name="T7">command</text:span>=<text:span text:style-name="T6">self</text:span>.getborderColor<text:span text:style-name="T3">, </text:span><text:span text:style-name="T7">bg</text:span>=<text:span text:style-name="T8">'red'</text:span>)<text:line-break/><text:line-break/><text:s text:c="8"/><text:span text:style-name="T6">self</text:span>.weight= Spinbox(<text:span text:style-name="T6">self</text:span>.frame1<text:span text:style-name="T3">, </text:span><text:span text:style-name="T7">width</text:span>=<text:span text:style-name="T9">2</text:span><text:span text:style-name="T3">, </text:span><text:span text:style-name="T7">from_</text:span>=<text:span text:style-name="T9">1</text:span><text:span text:style-name="T3">, </text:span><text:span text:style-name="T7">to</text:span>=<text:span text:style-name="T9">20</text:span>)<text:line-break/><text:s text:c="8"/><text:span text:style-name="T6">self</text:span>.canvas=Canvas(<text:span text:style-name="T6">self</text:span>.frame2<text:span text:style-name="T3">,</text:span><text:span text:style-name="T7">width</text:span>=<text:span text:style-name="T9">690</text:span><text:span text:style-name="T3">,</text:span><text:span text:style-name="T7">height</text:span>=<text:span text:style-name="T9">500</text:span><text:span text:style-name="T3">, </text:span><text:span text:style-name="T7">bg</text:span>=<text:span text:style-name="T8">'gray'</text:span><text:span text:style-name="T3">,</text:span><text:span text:style-name="T7">cursor</text:span>=<text:span text:style-name="T8">"tcross"</text:span><text:span text:style-name="T3">,</text:span>)<text:line-break/><text:line-break/><text:s text:c="8"/><text:span text:style-name="T1"># self.drawingCircle = False<text:line-break/><text:s text:c="8"/># self.dragging = False<text:line-break/><text:line-break/><text:s text:c="8"/></text:span><text:span text:style-name="T6">self</text:span>.buttonList = [<text:span text:style-name="T6">self</text:span>.rectangle<text:span text:style-name="T3">, </text:span><text:span text:style-name="T6">self</text:span>.oval<text:span text:style-name="T3">, </text:span><text:span text:style-name="T6">self</text:span>.line<text:span text:style-name="T3">, </text:span><text:span text:style-name="T6">self</text:span>.move<text:span text:style-name="T3">, </text:span><text:span text:style-name="T6">self</text:span>.eraser]<text:line-break/><text:s text:c="8"/><text:span text:style-name="T6">self</text:span>.cordinates = {}<text:line-break/><text:s text:c="8"/><text:span text:style-name="T6">self</text:span>.i = <text:span text:style-name="T9">1<text:line-break/><text:line-break/><text:s text:c="8"/></text:span><text:span text:style-name="T6">self</text:span>.find = Button(<text:span text:style-name="T6">self</text:span>.frame3<text:span text:style-name="T3">, </text:span><text:span text:style-name="T7">text</text:span>=<text:span text:style-name="T8">'Overlapping'</text:span><text:span text:style-name="T3">, </text:span><text:span text:style-name="T7">command</text:span>=<text:span text:style-name="T6">self</text:span>.overlapping)<text:line-break/><text:line-break/><text:s text:c="8"/><text:span text:style-name="T2">for </text:span>i <text:span text:style-name="T2">in </text:span><text:span text:style-name="T6">self</text:span>.buttonList:<text:line-break/><text:s text:c="12"/>i.config(<text:span text:style-name="T7">relief</text:span>=RAISED)<text:line-break/><text:line-break/><text:line-break/><text:line-break/><text:line-break/><text:s text:c="4"/><text:span text:style-name="T2">def </text:span><text:span text:style-name="T4">getfillColor</text:span>(<text:span text:style-name="T6">self</text:span>):<text:line-break/><text:s text:c="8"/>color = askcolor()<text:line-break/><text:s text:c="8"/><text:span text:style-name="T6">self</text:span>.f_color = color[<text:span text:style-name="T9">1</text:span>]<text:line-break/><text:s text:c="8"/><text:span text:style-name="T6">self</text:span>.fillColor_b.config(<text:span text:style-name="T7">bg</text:span>=color[<text:span text:style-name="T9">1</text:span>])<text:line-break/><text:line-break/><text:s text:c="4"/><text:span text:style-name="T2">def </text:span><text:span text:style-name="T4">getborderColor</text:span>(<text:span text:style-name="T6">self</text:span>):<text:line-break/><text:s text:c="8"/>color = askcolor()<text:line-break/><text:s text:c="8"/><text:span text:style-name="T6">self</text:span>.b_color = color[<text:span text:style-name="T9">1</text:span>]<text:line-break/><text:s text:c="8"/><text:span text:style-name="T6">self</text:span>.borderColor_b.config(<text:span text:style-name="T7">bg</text:span>=color[<text:span text:style-name="T9">1</text:span>])<text:line-break/><text:line-break/><text:s text:c="4"/><text:span text:style-name="T2">def </text:span><text:span text:style-name="T4">canvasDrag</text:span>(<text:span text:style-name="T6">self</text:span><text:span text:style-name="T3">, </text:span>event):<text:line-break/><text:s text:c="8"/><text:span text:style-name="T10">"""Move this item using the pixel coordinates in the event object."""<text:line-break/><text:s text:c="8"/></text:span><text:span text:style-name="T1"># see how far we have moved<text:line-break/><text:s text:c="8"/># if self.drawingCircle:<text:line-break/><text:s text:c="8"/>item </text:span>= <text:span text:style-name="T6">self</text:span>.canvas.find_closest(event.x<text:span text:style-name="T3">, </text:span>event.y)<text:line-break/><text:s text:c="8"/><text:span text:style-name="T6">self</text:span>.canvas.coords(<text:span text:style-name="T6">self</text:span>.circle<text:span text:style-name="T3">, </text:span><text:span text:style-name="T6">self</text:span>.startx<text:span text:style-name="T3">, </text:span><text:span text:style-name="T6">self</text:span>.starty<text:span text:style-name="T3">, </text:span>event.x<text:span text:style-name="T3">, </text:span>event.y)<text:line-break/><text:line-break/><text:s text:c="4"/><text:span text:style-name="T2">def </text:span><text:span text:style-name="T4">canvasDrop</text:span>(<text:span text:style-name="T6">self</text:span><text:span text:style-name="T3">, </text:span><text:span text:style-name="T1">event</text:span>):<text:line-break/><text:s text:c="8"/><text:span text:style-name="T10">"""Drops this item."""<text:line-break/><text:s text:c="8"/></text:span><text:span text:style-name="T1"># if self.drawingCircle:<text:line-break/><text:s text:c="8"/>#self.drawingCircle = False<text:line-break/><text:s text:c="8"/></text:span><text:span text:style-name="T6">self</text:span>.canvas.itemconfig(<text:span text:style-name="T6">self</text:span>.circle<text:span text:style-name="T3">, </text:span><text:span text:style-name="T7">fill</text:span>= <text:span text:style-name="T6">self</text:span>.f_color) <text:s/><text:span text:style-name="T1"># change color<text:line-break/><text:s text:c="8"/></text:span><text:span text:style-name="T2">if </text:span><text:span text:style-name="T6">self</text:span>.i <text:span text:style-name="T2">not in </text:span><text:span text:style-name="T6">self</text:span>.cordinates:<text:line-break/><text:s text:c="12"/><text:span text:style-name="T6">self</text:span>.cordinates[<text:span text:style-name="T6">self</text:span>.i] = <text:span text:style-name="T6">self</text:span>.canvas.coords(<text:span text:style-name="T6">self</text:span>.circle)<text:line-break/><text:s text:c="8"/><text:span text:style-name="T2">else</text:span>:<text:line-break/><text:s text:c="12"/><text:span text:style-name="T6">self</text:span>.i += <text:span text:style-name="T9">1<text:line-break/><text:s text:c="12"/></text:span><text:span text:style-name="T6">self</text:span>.cordinates[<text:span text:style-name="T6">self</text:span>.i] = <text:span text:style-name="T6">self</text:span>.canvas.coords(<text:span text:style-name="T6">self</text:span>.circle)<text:line-break/><text:line-break/><text:line-break/><text:s text:c="4"/><text:span text:style-name="T2">def </text:span><text:span text:style-name="T4">drawOval</text:span>(<text:span text:style-name="T6">self</text:span>):<text:line-break/><text:s text:c="8"/><text:span text:style-name="T2">for </text:span>i <text:span text:style-name="T2">in </text:span><text:span text:style-name="T6">self</text:span>.buttonList:<text:line-break/><text:s text:c="12"/>i.config(<text:span text:style-name="T7">relief</text:span>=RAISED)<text:line-break/><text:s text:c="8"/><text:span text:style-name="T6">self</text:span>.oval.config(<text:span text:style-name="T7">relief</text:span>=SUNKEN)<text:line-break/><text:s text:c="8"/><text:span text:style-name="T6">self</text:span>.canvas.bind(<text:span text:style-name="T8">'&lt;ButtonPress-1&gt;'</text:span><text:span text:style-name="T3">, </text:span><text:span text:style-name="T6">self</text:span>.createOval)<text:line-break/><text:s text:c="8"/><text:span text:style-name="T6">self</text:span>.canvas.bind(<text:span text:style-name="T8">'&lt;B1-Motion&gt;'</text:span><text:span text:style-name="T3">, </text:span><text:span text:style-name="T6">self</text:span>.canvasDrag)<text:line-break/><text:s text:c="8"/><text:span text:style-name="T6">self</text:span>.canvas.bind(<text:span text:style-name="T8">'&lt;ButtonRelease-1&gt;'</text:span><text:span text:style-name="T3">, </text:span><text:span text:style-name="T6">self</text:span>.canvasDrop)<text:line-break/><text:line-break/><text:s text:c="4"/><text:span text:style-name="T2">def </text:span><text:span text:style-name="T4">createOval</text:span>(<text:span text:style-name="T6">self</text:span><text:span text:style-name="T3">, </text:span>event):<text:line-break/><text:s text:c="8"/><text:span text:style-name="T1"># if self.dragging:<text:line-break/><text:s text:c="8"/># <text:s text:c="4"/>return<text:line-break/><text:s text:c="8"/># self.drawingCircle = True<text:line-break/><text:s text:c="8"/></text:span><text:span text:style-name="T6">self</text:span>.startx<text:span text:style-name="T3">, </text:span><text:span text:style-name="T6">self</text:span>.starty = event.x<text:span text:style-name="T3">, </text:span>event.y<text:line-break/><text:s text:c="8"/>item = <text:span text:style-name="T6">self</text:span>.canvas.create_oval(<text:span text:style-name="T6">self</text:span>.startx<text:span text:style-name="T3">, </text:span><text:span text:style-name="T6">self</text:span>.starty<text:span text:style-name="T3">, </text:span>event.x<text:span text:style-name="T3">, </text:span>event.y<text:span text:style-name="T3">, </text:span><text:span text:style-name="T7">outline</text:span>=<text:span text:style-name="T6">self</text:span>.b_color<text:span text:style-name="T3">, </text:span><text:span text:style-name="T7">width</text:span>=<text:span text:style-name="T6">self</text:span>.weight.get())<text:line-break/><text:s text:c="8"/><text:span text:style-name="T6">self</text:span>.circle = item<text:line-break/><text:line-break/><text:s text:c="4"/><text:span text:style-name="T2">def </text:span><text:span text:style-name="T4">drawRec</text:span>(<text:span text:style-name="T6">self</text:span>):<text:line-break/><text:s text:c="8"/><text:span text:style-name="T2">for </text:span>i <text:span text:style-name="T2">in </text:span><text:span text:style-name="T6">self</text:span>.buttonList:<text:line-break/><text:s text:c="12"/>i.config(<text:span text:style-name="T7">relief</text:span>=RAISED)<text:line-break/><text:s text:c="8"/><text:span text:style-name="T6">self</text:span>.rectangle.config(<text:span text:style-name="T7">relief</text:span>=SUNKEN)<text:line-break/><text:s text:c="8"/><text:span text:style-name="T6">self</text:span>.canvas.bind(<text:span text:style-name="T8">'&lt;ButtonPress-1&gt;'</text:span><text:span text:style-name="T3">, </text:span><text:span text:style-name="T6">self</text:span>.createRec)<text:line-break/><text:s text:c="8"/><text:span text:style-name="T6">self</text:span>.canvas.bind(<text:span text:style-name="T8">'&lt;B1-Motion&gt;'</text:span><text:span text:style-name="T3">, </text:span><text:span text:style-name="T6">self</text:span>.canvasDrag)<text:line-break/><text:s text:c="8"/><text:span text:style-name="T6">self</text:span>.canvas.bind(<text:span text:style-name="T8">'&lt;ButtonRelease-1&gt;'</text:span><text:span text:style-name="T3">, </text:span><text:span text:style-name="T6">self</text:span>.canvasDrop)<text:line-break/><text:line-break/><text:s text:c="4"/><text:span text:style-name="T2">def </text:span><text:span text:style-name="T4">createRec</text:span>(<text:span text:style-name="T6">self</text:span><text:span text:style-name="T3">, </text:span>event):<text:line-break/><text:s text:c="8"/><text:span text:style-name="T1"># if self.dragging:<text:line-break/><text:s text:c="8"/># <text:s text:c="4"/>return<text:line-break/><text:s text:c="8"/># self.drawingCircle = True<text:line-break/><text:s text:c="8"/></text:span><text:span text:style-name="T6">self</text:span>.startx<text:span text:style-name="T3">, </text:span><text:span text:style-name="T6">self</text:span>.starty = event.x<text:span text:style-name="T3">, </text:span>event.y<text:line-break/><text:s text:c="8"/>item = <text:span text:style-name="T6">self</text:span>.canvas.create_rectangle(<text:span text:style-name="T6">self</text:span>.startx<text:span text:style-name="T3">, </text:span><text:span text:style-name="T6">self</text:span>.starty<text:span text:style-name="T3">, </text:span>event.x<text:span text:style-name="T3">, </text:span>event.y<text:span text:style-name="T3">, </text:span><text:span text:style-name="T7">outline</text:span>=<text:span text:style-name="T6">self</text:span>.b_color<text:span text:style-name="T3">, </text:span><text:span text:style-name="T7">width</text:span>=<text:span text:style-name="T6">self</text:span>.weight.get())<text:line-break/><text:s text:c="8"/><text:span text:style-name="T6">self</text:span>.circle = item<text:line-break/><text:line-break/><text:s text:c="4"/><text:span text:style-name="T2">def </text:span><text:span text:style-name="T4">drawLine</text:span>(<text:span text:style-name="T6">self</text:span>):<text:line-break/><text:s text:c="8"/><text:span text:style-name="T2">for </text:span>i <text:span text:style-name="T2">in </text:span><text:span text:style-name="T6">self</text:span>.buttonList:<text:line-break/><text:s text:c="12"/>i.config(<text:span text:style-name="T7">relief</text:span>=RAISED)<text:line-break/><text:s text:c="8"/><text:span text:style-name="T6">self</text:span>.line.config(<text:span text:style-name="T7">relief</text:span>=SUNKEN)<text:line-break/><text:line-break/><text:s text:c="8"/><text:span text:style-name="T6">self</text:span>.canvas.bind(<text:span text:style-name="T8">'&lt;ButtonPress-1&gt;'</text:span><text:span text:style-name="T3">, </text:span><text:span text:style-name="T6">self</text:span>.createLine)<text:line-break/><text:s text:c="8"/><text:span text:style-name="T6">self</text:span>.canvas.bind(<text:span text:style-name="T8">'&lt;B1-Motion&gt;'</text:span><text:span text:style-name="T3">, </text:span><text:span text:style-name="T6">self</text:span>.canvasDrag)<text:line-break/><text:s text:c="8"/><text:span text:style-name="T6">self</text:span>.canvas.bind(<text:span text:style-name="T8">'&lt;ButtonRelease-1&gt;'</text:span><text:span text:style-name="T3">, </text:span><text:span text:style-name="T6">self</text:span>.canvasDrop)<text:line-break/><text:line-break/><text:s text:c="4"/><text:span text:style-name="T2">def </text:span><text:span text:style-name="T4">createLine</text:span>(<text:span text:style-name="T6">self</text:span><text:span text:style-name="T3">, </text:span>event):<text:line-break/><text:s text:c="8"/><text:span text:style-name="T1"># if self.dragging:<text:line-break/><text:s text:c="8"/># <text:s text:c="4"/>return<text:line-break/><text:s text:c="8"/># self.drawingCircle = True<text:line-break/><text:s text:c="8"/></text:span><text:span text:style-name="T6">self</text:span>.startx<text:span text:style-name="T3">, </text:span><text:span text:style-name="T6">self</text:span>.starty = event.x<text:span text:style-name="T3">, </text:span>event.y<text:line-break/><text:s text:c="8"/>item = <text:span text:style-name="T6">self</text:span>.canvas.create_line(<text:span text:style-name="T6">self</text:span>.startx<text:span text:style-name="T3">, </text:span><text:span text:style-name="T6">self</text:span>.starty<text:span text:style-name="T3">, </text:span>event.x<text:span text:style-name="T3">, </text:span>event.y<text:span text:style-name="T3">, </text:span><text:span text:style-name="T7">width</text:span>=<text:span text:style-name="T6">self</text:span>.weight.get())<text:line-break/><text:s text:c="8"/><text:span text:style-name="T6">self</text:span>.circle = item<text:line-break/><text:line-break/><text:s text:c="4"/><text:span text:style-name="T2">def </text:span><text:span text:style-name="T4">cleaner</text:span>(<text:span text:style-name="T6">self</text:span>):<text:line-break/><text:s text:c="8"/><text:span text:style-name="T2">for </text:span>i <text:span text:style-name="T2">in </text:span><text:span text:style-name="T6">self</text:span>.buttonList:<text:line-break/><text:s text:c="12"/>i.config(<text:span text:style-name="T7">relief</text:span>=RAISED)<text:line-break/><text:s text:c="8"/><text:span text:style-name="T6">self</text:span>.eraser.config(<text:span text:style-name="T7">relief</text:span>=SUNKEN)<text:line-break/><text:s text:c="8"/><text:span text:style-name="T6">self</text:span>.canvas.bind(<text:span text:style-name="T8">"&lt;ButtonPress-1&gt;"</text:span><text:span text:style-name="T3">, </text:span><text:span text:style-name="T6">self</text:span>.clean)<text:line-break/><text:line-break/><text:s text:c="4"/><text:span text:style-name="T2">def </text:span><text:span text:style-name="T4">clean</text:span>(<text:span text:style-name="T6">self</text:span><text:span text:style-name="T3">, </text:span>event):<text:line-break/><text:line-break/><text:s text:c="8"/>item = <text:span text:style-name="T6">self</text:span>.canvas.find_closest(event.x<text:span text:style-name="T3">, </text:span>event.y)[<text:span text:style-name="T9">0</text:span>]<text:line-break/><text:s text:c="8"/><text:span text:style-name="T6">self</text:span>.canvas.delete(item)<text:line-break/><text:s text:c="4"/><text:span text:style-name="T1"># ==================================================================================================================<text:line-break/><text:s text:c="4"/># self.move buttonu na bak<text:line-break/><text:s text:c="4"/></text:span><text:span text:style-name="T2">def </text:span><text:span text:style-name="T4">mover</text:span>(<text:span text:style-name="T6">self</text:span>):<text:line-break/><text:s text:c="8"/><text:span text:style-name="T2">for </text:span>i <text:span text:style-name="T2">in </text:span><text:span text:style-name="T6">self</text:span>.buttonList:<text:line-break/><text:s text:c="12"/>i.config(<text:span text:style-name="T7">relief</text:span>=RAISED)<text:line-break/><text:s text:c="8"/><text:span text:style-name="T6">self</text:span>.move.config(<text:span text:style-name="T7">relief</text:span>=SUNKEN)<text:line-break/><text:line-break/><text:s text:c="8"/><text:span text:style-name="T6">self</text:span>.canvas.bind(<text:span text:style-name="T8">'&lt;ButtonPress-1&gt;'</text:span><text:span text:style-name="T3">, </text:span><text:span text:style-name="T6">self</text:span>.dragStart)<text:line-break/><text:s text:c="8"/><text:span text:style-name="T6">self</text:span>.canvas.bind(<text:span text:style-name="T8">'&lt;B1-Motion&gt;'</text:span><text:span text:style-name="T3">, </text:span><text:span text:style-name="T6">self</text:span>.itemDrag)<text:line-break/><text:s text:c="4"/><text:span text:style-name="T2">def </text:span><text:span text:style-name="T4">dragStart</text:span>(<text:span text:style-name="T6">self</text:span><text:span text:style-name="T3">, </text:span>event):<text:line-break/><text:line-break/><text:s text:c="8"/><text:span text:style-name="T10">"""Selects this item for dragging."""<text:line-break/><text:s text:c="8"/></text:span><text:span text:style-name="T2">print </text:span><text:span text:style-name="T8">'select'<text:line-break/><text:s text:c="8"/></text:span><text:span text:style-name="T1"># self.dragging = True<text:line-break/><text:s text:c="8"/></text:span><text:span text:style-name="T6">self</text:span>.dragx<text:span text:style-name="T3">, </text:span><text:span text:style-name="T6">self</text:span>.dragy = event.x<text:span text:style-name="T3">, </text:span>event.y<text:line-break/><text:s text:c="8"/><text:span text:style-name="T6">self</text:span>.dragitem = <text:span text:style-name="T6">self</text:span>.canvas.find_closest(event.x<text:span text:style-name="T3">, </text:span>event.y)<text:line-break/><text:s text:c="8"/><text:span text:style-name="T6">self</text:span>.canvas.itemconfig(<text:span text:style-name="T6">self</text:span>.dragitem) <text:s/><text:span text:style-name="T1"># change color<text:line-break/><text:line-break/><text:s text:c="4"/></text:span><text:span text:style-name="T2">def </text:span><text:span text:style-name="T4">itemDrag</text:span>(<text:span text:style-name="T6">self</text:span><text:span text:style-name="T3">, </text:span>event):<text:line-break/><text:s text:c="8"/><text:span text:style-name="T10">"""Move this item using the pixel coordinates in the event object."""<text:line-break/><text:s text:c="8"/></text:span><text:span text:style-name="T1"># see how far we have moved<text:line-break/><text:s text:c="8"/># if not self.dragging:<text:line-break/><text:s text:c="8"/># <text:s text:c="4"/>return<text:line-break/><text:s text:c="8"/></text:span>dx = event.x - <text:span text:style-name="T6">self</text:span>.dragx<text:line-break/><text:s text:c="8"/>dy = event.y - <text:span text:style-name="T6">self</text:span>.dragy<text:line-break/><text:s text:c="8"/><text:span text:style-name="T6">self</text:span>.canvas.move(<text:span text:style-name="T6">self</text:span>.dragitem<text:span text:style-name="T3">, </text:span>dx<text:span text:style-name="T3">, </text:span>dy)<text:line-break/><text:s text:c="8"/><text:span text:style-name="T6">self</text:span>.dragx<text:span text:style-name="T3">, </text:span><text:span text:style-name="T6">self</text:span>.dragy = event.x<text:span text:style-name="T3">, </text:span>event.y<text:line-break/><text:line-break/><text:s text:c="4"/><text:span text:style-name="T2">def </text:span><text:span text:style-name="T4">overlapping</text:span>(<text:span text:style-name="T6">self</text:span>):<text:line-break/><text:s text:c="8"/>overlap = <text:span text:style-name="T9">0<text:line-break/><text:s text:c="8"/></text:span><text:span text:style-name="T6">self</text:span>.list = []<text:line-break/><text:line-break/><text:s text:c="8"/><text:span text:style-name="T2">for </text:span>i <text:span text:style-name="T2">in </text:span><text:span text:style-name="T6">self</text:span>.cordinates:<text:line-break/><text:s text:c="12"/>x1 = <text:span text:style-name="T6">self</text:span>.cordinates[i][<text:span text:style-name="T9">0</text:span>]<text:line-break/><text:s text:c="12"/>y1 = <text:span text:style-name="T6">self</text:span>.cordinates[i][<text:span text:style-name="T9">1</text:span>]<text:line-break/><text:s text:c="12"/>x2 = <text:span text:style-name="T6">self</text:span>.cordinates[i][<text:span text:style-name="T9">2</text:span>]<text:line-break/><text:s text:c="12"/>y2 = <text:span text:style-name="T6">self</text:span>.cordinates[i][<text:span text:style-name="T9">3</text:span>]<text:line-break/><text:line-break/><text:s text:c="12"/>overs = <text:span text:style-name="T6">self</text:span>.canvas.find_overlapping(x1<text:span text:style-name="T3">,</text:span>y1<text:span text:style-name="T3">,</text:span>x2<text:span text:style-name="T3">,</text:span>y2)<text:line-break/><text:s text:c="12"/><text:span text:style-name="T2">print </text:span>overs<text:line-break/><text:s text:c="12"/><text:span text:style-name="T2">if </text:span>overs <text:span text:style-name="T2">not in </text:span><text:span text:style-name="T6">self</text:span>.list:<text:line-break/><text:s text:c="16"/><text:span text:style-name="T6">self</text:span>.list.append(overs)<text:line-break/><text:s text:c="16"/>overlap += <text:span text:style-name="T9">1<text:line-break/><text:s text:c="8"/></text:span><text:span text:style-name="T2">print </text:span>overlap<text:line-break/><text:s text:c="8"/><text:span text:style-name="T2">print </text:span><text:span text:style-name="T6">self</text:span>.list<text:line-break/><text:s text:c="8"/><text:span text:style-name="T2">if </text:span>overlap &gt; <text:span text:style-name="T9">0</text:span>:<text:line-break/><text:s text:c="12"/><text:span text:style-name="T2">for </text:span>a <text:span text:style-name="T2">in </text:span><text:span text:style-name="T6">self</text:span>.list:<text:line-break/><text:s text:c="16"/><text:span text:style-name="T2">if </text:span><text:span text:style-name="T11">len</text:span>(a)&gt;<text:span text:style-name="T9">1</text:span>:<text:line-break/><text:s text:c="20"/>y = x = <text:span text:style-name="T9">30<text:line-break/><text:s text:c="20"/></text:span>time.sleep(<text:span text:style-name="T9">0.025</text:span>)<text:line-break/><text:s text:c="20"/><text:span text:style-name="T6">self</text:span>.canvas.move(a[<text:span text:style-name="T9">0</text:span>]<text:span text:style-name="T3">, </text:span>-x<text:span text:style-name="T3">, </text:span>-y)<text:line-break/><text:s text:c="20"/><text:span text:style-name="T6">self</text:span>.canvas.move(a[<text:span text:style-name="T9">1</text:span>]<text:span text:style-name="T3">, </text:span>x<text:span text:style-name="T3">, </text:span>y)<text:line-break/><text:s text:c="20"/><text:span text:style-name="T6">self</text:span>.canvas.update()<text:line-break/><text:line-break/><text:line-break/><text:line-break/><text:line-break/><text:s text:c="4"/><text:span text:style-name="T2">def </text:span><text:span text:style-name="T4">geometricDesign</text:span>(<text:span text:style-name="T6">self</text:span>):<text:line-break/><text:line-break/><text:s text:c="8"/><text:span text:style-name="T6">self</text:span>.title.grid(<text:span text:style-name="T7">row</text:span>=<text:span text:style-name="T9">0</text:span><text:span text:style-name="T3">,</text:span><text:span text:style-name="T7">column</text:span>=<text:span text:style-name="T9">0</text:span><text:span text:style-name="T3">,</text:span><text:span text:style-name="T7">columnspan</text:span>=<text:span text:style-name="T9">10</text:span>)<text:line-break/><text:s text:c="8"/><text:span text:style-name="T6">self</text:span>.rectangle.grid(<text:span text:style-name="T7">row</text:span>=<text:span text:style-name="T9">1</text:span><text:span text:style-name="T3">,</text:span><text:span text:style-name="T7">column</text:span>=<text:span text:style-name="T9">1</text:span>)<text:line-break/><text:s text:c="8"/><text:span text:style-name="T6">self</text:span>.oval.grid(<text:span text:style-name="T7">row</text:span>=<text:span text:style-name="T9">1</text:span><text:span text:style-name="T3">,</text:span><text:span text:style-name="T7">column</text:span>=<text:span text:style-name="T9">2</text:span>)<text:line-break/><text:s text:c="8"/><text:span text:style-name="T6">self</text:span>.line.grid(<text:span text:style-name="T7">row</text:span>=<text:span text:style-name="T9">1</text:span><text:span text:style-name="T3">,</text:span><text:span text:style-name="T7">column</text:span>=<text:span text:style-name="T9">3</text:span>)<text:line-break/><text:s text:c="8"/><text:span text:style-name="T6">self</text:span>.move.grid(<text:span text:style-name="T7">row</text:span>=<text:span text:style-name="T9">1</text:span><text:span text:style-name="T3">,</text:span><text:span text:style-name="T7">column</text:span>=<text:span text:style-name="T9">4</text:span>)<text:line-break/><text:s text:c="8"/><text:span text:style-name="T6">self</text:span>.eraser.grid(<text:span text:style-name="T7">row</text:span>=<text:span text:style-name="T9">1</text:span><text:span text:style-name="T3">,</text:span><text:span text:style-name="T7">column</text:span>=<text:span text:style-name="T9">5</text:span>)<text:line-break/><text:s text:c="8"/><text:span text:style-name="T6">self</text:span>.fillColor.grid(<text:span text:style-name="T7">row</text:span>=<text:span text:style-name="T9">1</text:span><text:span text:style-name="T3">,</text:span><text:span text:style-name="T7">column</text:span>=<text:span text:style-name="T9">6</text:span>)<text:line-break/><text:s text:c="8"/><text:span text:style-name="T6">self</text:span>.fillColor_b.grid(<text:span text:style-name="T7">row</text:span>=<text:span text:style-name="T9">1</text:span><text:span text:style-name="T3">,</text:span><text:span text:style-name="T7">column</text:span>=<text:span text:style-name="T9">7</text:span>)<text:line-break/><text:s text:c="8"/><text:span text:style-name="T6">self</text:span>.borderColor.grid(<text:span text:style-name="T7">row</text:span>=<text:span text:style-name="T9">1</text:span><text:span text:style-name="T3">,</text:span><text:span text:style-name="T7">column</text:span>=<text:span text:style-name="T9">8</text:span>)<text:line-break/><text:s text:c="8"/><text:span text:style-name="T6">self</text:span>.borderColor_b.grid(<text:span text:style-name="T7">row</text:span>=<text:span text:style-name="T9">1</text:span><text:span text:style-name="T3">,</text:span><text:span text:style-name="T7">column</text:span>=<text:span text:style-name="T9">9</text:span>)<text:line-break/><text:s text:c="8"/><text:span text:style-name="T6">self</text:span>.weight.grid(<text:span text:style-name="T7">row</text:span>=<text:span text:style-name="T9">1</text:span><text:span text:style-name="T3">,</text:span><text:span text:style-name="T7">column</text:span>=<text:span text:style-name="T9">10</text:span>)<text:line-break/><text:s text:c="8"/><text:span text:style-name="T6">self</text:span>.canvas.grid(<text:span text:style-name="T7">row</text:span>=<text:span text:style-name="T9">0</text:span><text:span text:style-name="T3">,</text:span><text:span text:style-name="T7">column</text:span>=<text:span text:style-name="T9">0</text:span>)<text:line-break/><text:s text:c="8"/><text:span text:style-name="T6">self</text:span>.find.grid(<text:span text:style-name="T7">row</text:span>=<text:span text:style-name="T9">0</text:span><text:span text:style-name="T3">,</text:span><text:span text:style-name="T7">column</text:span>=<text:span text:style-name="T9">0</text:span>)<text:line-break/><text:line-break/><text:s text:c="8"/><text:span text:style-name="T6">self</text:span>.frame1.grid(<text:span text:style-name="T7">sticky</text:span>=W)<text:line-break/><text:s text:c="8"/><text:span text:style-name="T6">self</text:span>.frame2.grid(<text:span text:style-name="T7">sticky</text:span>=W)<text:line-break/><text:s text:c="8"/><text:span text:style-name="T6">self</text:span>.frame3.grid(<text:span text:style-name="T7">sticky</text:span>=W)<text:line-break/><text:line-break/><text:span text:style-name="T2">def </text:span><text:span text:style-name="T4">main</text:span>():<text:line-break/><text:line-break/><text:s text:c="4"/>root = Tk()<text:line-break/><text:s text:c="4"/>root.title(<text:span text:style-name="T8">"My Paint"</text:span>)<text:line-break/><text:s text:c="4"/>root.geometry(<text:span text:style-name="T8">"690x610+150+100"</text:span>)<text:line-break/><text:s text:c="4"/><text:span text:style-name="T1">app </text:span>= MyPaint(root)<text:line-break/><text:s text:c="4"/>root.mainloop()<text:line-break/><text:line-break/><text:span text:style-name="T2">if </text:span>__name__ == <text:span text:style-name="T8">'__main__'</text:span>:<text:line-break/><text:line-break/><text:s text:c="4"/>main()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